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B9000001216475643ECDBC74F4.png" manifest:media-type="image/png"/>
  <manifest:file-entry manifest:full-path="Pictures/10000201000001B10000019DE7393C0BE8DC843C.png" manifest:media-type="image/png"/>
  <manifest:file-entry manifest:full-path="Pictures/10000201000000EF000000F281A744466D5B79BD.png" manifest:media-type="image/png"/>
  <manifest:file-entry manifest:full-path="Pictures/10000201000000A300000165344BF3FE8E33F5A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8e9f0" draw:textarea-horizontal-align="justify" draw:textarea-vertical-align="middle" draw:auto-grow-height="false" fo:min-height="4.75cm" fo:min-width="4.3cm"/>
    </style:style>
    <style:style style:name="gr2" style:family="graphic" style:parent-style-name="standard">
      <style:graphic-properties draw:stroke="none" draw:fill-color="#f5ffff" draw:textarea-horizontal-align="justify" draw:textarea-vertical-align="middle" draw:auto-grow-height="false" fo:min-height="4.75cm" fo:min-width="4.3cm"/>
    </style:style>
    <style:style style:name="gr3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2.398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7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4.244cm"/>
    </style:style>
    <style:style style:name="gr8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4.72cm" fo:min-width="9.0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3.24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1.619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8e9f0"/>
      <style:paragraph-properties fo:text-align="center"/>
    </style:style>
    <style:style style:name="P3" style:family="paragraph">
      <loext:graphic-properties draw:fill-color="#f5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font-weight="bold" style:font-weight-asian="normal" style:font-weight-complex="normal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4.8cm" svg:height="5cm" svg:x="38.8cm" svg:y="3.631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3.941cm" svg:y="3.6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2cm" svg:y1="6.431cm" svg:x2="40cm" svg:y2="6.431cm">
            <text:p/>
          </draw:line>
          <draw:g>
            <draw:frame draw:style-name="gr4" draw:text-style-name="P5" draw:layer="layout" svg:width="2.898cm" svg:height="0.806cm" svg:x="39.751cm" svg:y="7.625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113cm" svg:y="5.542cm">
              <draw:image xlink:href="Pictures/10000201000000EF000000F281A744466D5B79BD.png" xlink:type="simple" xlink:show="embed" xlink:actuate="onLoad" loext:mime-type="image/png">
                <text:p/>
              </draw:image>
            </draw:frame>
          </draw:g>
          <draw:frame draw:style-name="gr6" draw:text-style-name="P6" draw:layer="layout" svg:width="4.8cm" svg:height="0.806cm" svg:x="34cm" svg:y="3.631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8cm" svg:y="3.631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3.969cm" svg:y="7.625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656cm" svg:y="4.724cm">
              <draw:image xlink:href="Pictures/10000201000000A300000165344BF3FE8E33F5A9.png" xlink:type="simple" xlink:show="embed" xlink:actuate="onLoad" loext:mime-type="image/png">
                <text:p/>
              </draw:image>
            </draw:frame>
          </draw:g>
          <draw:custom-shape draw:style-name="gr9" draw:text-style-name="P4" draw:layer="layout" svg:width="9.6cm" svg:height="5cm" svg:x="34cm" svg:y="3.631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4.024cm" svg:y="8.631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38.741cm" svg:y="9.962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3.882cm" svg:y="9.96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141cm" svg:y1="12.762cm" svg:x2="39.941cm" svg:y2="12.762cm">
            <text:p/>
          </draw:line>
          <draw:g>
            <draw:frame draw:style-name="gr4" draw:text-style-name="P5" draw:layer="layout" svg:width="2.898cm" svg:height="0.806cm" svg:x="39.692cm" svg:y="13.956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054cm" svg:y="11.873cm">
              <draw:image xlink:href="Pictures/10000201000000EF000000F281A744466D5B79BD.png" xlink:type="simple" xlink:show="embed" xlink:actuate="onLoad" loext:mime-type="image/png">
                <text:p/>
              </draw:image>
            </draw:frame>
          </draw:g>
          <draw:frame draw:style-name="gr6" draw:text-style-name="P6" draw:layer="layout" svg:width="4.8cm" svg:height="0.806cm" svg:x="33.941cm" svg:y="9.962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741cm" svg:y="9.962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3.91cm" svg:y="13.956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597cm" svg:y="11.055cm">
              <draw:image xlink:href="Pictures/10000201000000A300000165344BF3FE8E33F5A9.png" xlink:type="simple" xlink:show="embed" xlink:actuate="onLoad" loext:mime-type="image/png">
                <text:p/>
              </draw:image>
            </draw:frame>
          </draw:g>
          <draw:custom-shape draw:style-name="gr9" draw:text-style-name="P4" draw:layer="layout" svg:width="9.6cm" svg:height="5cm" svg:x="33.941cm" svg:y="9.96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3.965cm" svg:y="14.962cm">
            <draw:text-box>
              <text:p><text:span text:style-name="T3">Microservice</text:span></text:p>
            </draw:text-box>
          </draw:frame>
        </draw:g>
        <draw:g>
          <draw:custom-shape draw:style-name="gr1" draw:text-style-name="P2" draw:layer="layout" svg:width="4.8cm" svg:height="5cm" svg:x="38.859cm" svg:y="16.372cm">
            <text:p text:style-name="P1"><text:s/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8cm" svg:height="5cm" svg:x="34cm" svg:y="16.37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7.259cm" svg:y1="19.172cm" svg:x2="40.059cm" svg:y2="19.172cm">
            <text:p/>
          </draw:line>
          <draw:g>
            <draw:frame draw:style-name="gr4" draw:text-style-name="P5" draw:layer="layout" svg:width="2.898cm" svg:height="0.806cm" svg:x="39.81cm" svg:y="20.366cm">
              <draw:text-box>
                <text:p><text:span text:style-name="T1">Datenbank</text:span></text:p>
              </draw:text-box>
            </draw:frame>
            <draw:frame draw:style-name="gr5" draw:text-style-name="P4" draw:layer="layout" svg:width="2.175cm" svg:height="2.202cm" svg:x="40.172cm" svg:y="18.283cm">
              <draw:image xlink:href="Pictures/10000201000000EF000000F281A744466D5B79BD.png" xlink:type="simple" xlink:show="embed" xlink:actuate="onLoad" loext:mime-type="image/png">
                <text:p/>
              </draw:image>
            </draw:frame>
          </draw:g>
          <draw:frame draw:style-name="gr6" draw:text-style-name="P6" draw:layer="layout" svg:width="4.8cm" svg:height="0.806cm" svg:x="34.059cm" svg:y="16.372cm">
            <draw:text-box>
              <text:p><text:span text:style-name="T2">Anwendungslogik</text:span></text:p>
            </draw:text-box>
          </draw:frame>
          <draw:frame draw:style-name="gr6" draw:text-style-name="P6" draw:layer="layout" svg:width="4.8cm" svg:height="0.806cm" svg:x="38.859cm" svg:y="16.372cm">
            <draw:text-box>
              <text:p><text:span text:style-name="T2">Datenhaltung</text:span></text:p>
            </draw:text-box>
          </draw:frame>
          <draw:g>
            <draw:frame draw:style-name="gr7" draw:text-style-name="P5" draw:layer="layout" svg:width="4.744cm" svg:height="0.806cm" svg:x="34.028cm" svg:y="20.366cm">
              <draw:text-box>
                <text:p><text:span text:style-name="T1">Anwendungsserver</text:span></text:p>
              </draw:text-box>
            </draw:frame>
            <draw:frame draw:style-name="gr8" draw:text-style-name="P4" draw:layer="layout" svg:width="1.37cm" svg:height="3cm" svg:x="35.715cm" svg:y="17.465cm">
              <draw:image xlink:href="Pictures/10000201000000A300000165344BF3FE8E33F5A9.png" xlink:type="simple" xlink:show="embed" xlink:actuate="onLoad" loext:mime-type="image/png">
                <text:p/>
              </draw:image>
            </draw:frame>
          </draw:g>
          <draw:custom-shape draw:style-name="gr9" draw:text-style-name="P4" draw:layer="layout" svg:width="9.6cm" svg:height="5cm" svg:x="34.059cm" svg:y="16.372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7" draw:layer="layout" svg:width="9.576cm" svg:height="0.962cm" svg:x="34.083cm" svg:y="21.372cm">
            <draw:text-box>
              <text:p><text:span text:style-name="T3">Microservice</text:span></text:p>
            </draw:text-box>
          </draw:frame>
        </draw:g>
        <draw:g>
          <draw:frame draw:style-name="gr5" draw:text-style-name="P4" draw:layer="layout" svg:width="2.466cm" svg:height="5.4cm" svg:x="12.632cm" svg:y="10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11" draw:text-style-name="P8" draw:layer="layout" svg:width="3.745cm" svg:height="0.962cm" svg:x="11.993cm" svg:y="15.4cm">
            <draw:text-box>
              <text:p><text:span text:style-name="T3">Frontserver</text:span></text:p>
            </draw:text-box>
          </draw:frame>
        </draw:g>
        <draw:line draw:style-name="gr3" draw:text-style-name="P9" draw:layer="layout" svg:x1="22.741cm" svg:y1="12.762cm" svg:x2="33.8cm" svg:y2="12.8cm">
          <text:p/>
        </draw:line>
        <draw:line draw:style-name="gr3" draw:text-style-name="P9" draw:layer="layout" svg:x1="22.741cm" svg:y1="12.362cm" svg:x2="33.8cm" svg:y2="6.4cm">
          <text:p/>
        </draw:line>
        <draw:line draw:style-name="gr3" draw:text-style-name="P9" draw:layer="layout" svg:x1="22.741cm" svg:y1="13.162cm" svg:x2="33.8cm" svg:y2="19.2cm">
          <text:p/>
        </draw:line>
        <draw:g>
          <draw:frame draw:style-name="gr5" draw:text-style-name="P4" draw:layer="layout" svg:width="5.193cm" svg:height="3.403cm" svg:x="3.6cm" svg:y="11.162cm">
            <draw:image xlink:href="Pictures/10000201000001B9000001216475643ECDBC74F4.png" xlink:type="simple" xlink:show="embed" xlink:actuate="onLoad" loext:mime-type="image/png">
              <text:p/>
            </draw:image>
          </draw:frame>
          <draw:frame draw:style-name="gr12" draw:text-style-name="P10" draw:layer="layout" svg:width="2.119cm" svg:height="0.962cm" svg:x="5.137cm" svg:y="14.365cm">
            <draw:text-box>
              <text:p><text:span text:style-name="T3">Client</text:span></text:p>
            </draw:text-box>
          </draw:frame>
        </draw:g>
        <draw:line draw:style-name="gr3" draw:text-style-name="P9" draw:layer="layout" svg:x1="8.593cm" svg:y1="12.762cm" svg:x2="12.193cm" svg:y2="12.762cm">
          <text:p/>
        </draw:line>
        <draw:g>
          <draw:frame draw:style-name="gr5" draw:text-style-name="P4" draw:layer="layout" svg:width="2.466cm" svg:height="5.4cm" svg:x="19.686cm" svg:y="10.003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11" draw:text-style-name="P8" draw:layer="layout" svg:width="4.24cm" svg:height="0.962cm" svg:x="18.8cm" svg:y="15.403cm">
            <draw:text-box>
              <text:p><text:span text:style-name="T3">API-Gateway</text:span></text:p>
            </draw:text-box>
          </draw:frame>
        </draw:g>
        <draw:frame draw:style-name="gr13" draw:text-style-name="P1" draw:layer="layout" svg:width="1.6cm" svg:height="1.526cm" svg:x="14.393cm" svg:y="14.036cm">
          <draw:image xlink:href="Pictures/10000201000001B10000019DE7393C0BE8DC843C.png" xlink:type="simple" xlink:show="embed" xlink:actuate="onLoad" loext:mime-type="image/png">
            <text:p/>
          </draw:image>
        </draw:frame>
        <draw:line draw:style-name="gr3" draw:text-style-name="P9" draw:layer="layout" svg:x1="15.6cm" svg:y1="12.8cm" svg:x2="19.2cm" svg:y2="12.8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7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8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999cm" svg:x="1cm" svg:y="3.773cm"/>
      <draw:page-thumbnail draw:layer="backgroundobjects" svg:width="8.999cm" svg:height="4.999cm" svg:x="1cm" svg:y="12.349cm"/>
      <draw:page-thumbnail draw:layer="backgroundobjects" svg:width="8.999cm" svg:height="4.999cm" svg:x="1cm" svg:y="20.925cm"/>
      <draw:page-thumbnail draw:layer="backgroundobjects" svg:width="8.999cm" svg:height="4.999cm" svg:x="11cm" svg:y="3.773cm"/>
      <draw:page-thumbnail draw:layer="backgroundobjects" svg:width="8.999cm" svg:height="4.999cm" svg:x="11cm" svg:y="12.349cm"/>
      <draw:page-thumbnail draw:layer="backgroundobjects" svg:width="8.999cm" svg:height="4.999cm" svg:x="11cm" svg:y="20.925cm"/>
    </style:handout-master>
    <style:master-page style:name="Default" style:page-layout-name="PM1" draw:style-name="Mdp1">
      <draw:frame presentation:style-name="Default-title" draw:layer="backgroundobjects" svg:width="40.498cm" svg:height="4.174cm" svg:x="2.25cm" svg:y="0.996cm" presentation:class="title" presentation:placeholder="true">
        <draw:text-box/>
      </draw:frame>
      <draw:frame presentation:style-name="Default-outline1" draw:layer="backgroundobjects" svg:width="40.498cm" svg:height="14.499cm" svg:x="2.25cm" svg:y="5.85cm" presentation:class="outline" presentation:placeholder="true">
        <draw:text-box/>
      </draw:frame>
      <draw:frame presentation:style-name="Mpr1" draw:text-style-name="MP2" draw:layer="backgroundobjects" svg:width="10.483cm" svg:height="1.724cm" svg:x="2.25cm" svg:y="22.7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263cm" svg:height="1.724cm" svg:x="15.39cm" svg:y="22.7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0.483cm" svg:height="1.724cm" svg:x="32.265cm" svg:y="22.7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8-02-04T23:01:11.611321383</meta:creation-date>
    <dc:date>2020-01-31T04:17:27.460632982</dc:date>
    <dc:creator>Dennis Schulmeister-Zimolong</dc:creator>
    <meta:editing-duration>PT55M19S</meta:editing-duration>
    <meta:editing-cycles>20</meta:editing-cycles>
    <meta:generator>LibreOffice/6.3.3.2.0$Linux_X86_64 LibreOffice_project/30$Build-2</meta:generator>
    <meta:document-statistic meta:object-count="80"/>
  </office:meta>
</office:document-meta>
</file>